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75dd8" officeooo:paragraph-rsid="00075dd8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8d093" officeooo:paragraph-rsid="0008d093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08d093"/>
    </style:style>
    <style:style style:name="P4" style:family="paragraph" style:parent-style-name="Heading_20_2">
      <style:paragraph-properties fo:margin-left="1.4772in" fo:margin-right="0in" fo:line-height="115%" fo:text-align="justify" style:justify-single-word="false" fo:text-indent="0in" style:auto-text-indent="false"/>
      <style:text-properties fo:font-size="14pt" officeooo:rsid="00068876" officeooo:paragraph-rsid="00068876" style:font-size-asian="14pt" style:font-size-complex="14pt"/>
    </style:style>
    <style:style style:name="T1" style:family="text">
      <style:text-properties officeooo:rsid="0008cfcb"/>
    </style:style>
    <style:style style:name="T2" style:family="text">
      <style:text-properties officeooo:rsid="0008d093"/>
    </style:style>
    <style:style style:name="T3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Decompose a problem into multiple functions</text:h>
      <text:p text:style-name="P1">It is better to decompose a large and complicated program to a main program and function because it will be easier to understand it.</text:p>
      <text:p text:style-name="P1">It is helpful to put a meaningful name to a function since in this way we will be able to understand the task of the function.</text:p>
      <text:p text:style-name="P1">When a program will not return a value we write void in the beginning of the function instead of the type of the function, and we do not write return statement at the end of the function. <text:span text:style-name="T1">We can also use them in the other function and multiple time. Thus, function is very useful.</text:span></text:p>
      <text:p text:style-name="P3"><text:span text:style-name="T2">If we define the output of a function as an integer, but we put a character instead of it in front of return statement, we will not get an error message because </text:span><text:span text:style-name="T3">characters are actually stored in memory via their so-called ASCII codes, and those are integer numbers</text:span>.</text:p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7T22:29:53.195449958</meta:creation-date>
    <dc:date>2021-11-13T15:03:23.228998417</dc:date>
    <meta:editing-duration>PT3H50M3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58" meta:character-count="848" meta:non-whitespace-character-count="693"/>
  </office:meta>
</office:document-meta>
</file>